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8711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8711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8711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8711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8711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8711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8711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8711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8711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8711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8711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8711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8711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8711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8711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8711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8711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ntonella Paola Salazar Barrio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0/12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92252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sé Luis Salazar Gonzál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849485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59.47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7" meta:non-whitespace-character-count="1000"/>
    <meta:template xlink:type="simple" xlink:actuate="onRequest" xlink:title="Normal" xlink:href=""/>
  </office:meta>
</office:document-meta>
</file>